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language="es" fo:country="ES" officeooo:rsid="000ef9fa" officeooo:paragraph-rsid="000ef9fa"/>
    </style:style>
    <style:style style:name="P2" style:family="paragraph" style:parent-style-name="Standard">
      <style:paragraph-properties fo:line-height="200%" fo:text-align="center" style:justify-single-word="false"/>
      <style:text-properties fo:language="es" fo:country="ES" officeooo:rsid="000ef9fa" officeooo:paragraph-rsid="000ef9fa"/>
    </style:style>
    <style:style style:name="P3" style:family="paragraph" style:parent-style-name="Standard">
      <style:paragraph-properties fo:line-height="200%" fo:text-align="start" style:justify-single-word="false"/>
      <style:text-properties fo:language="es" fo:country="ES" officeooo:rsid="000ef9fa" officeooo:paragraph-rsid="000ef9fa"/>
    </style:style>
    <style:style style:name="P4" style:family="paragraph" style:parent-style-name="Standard">
      <style:paragraph-properties fo:line-height="200%" fo:text-align="start" style:justify-single-word="false"/>
      <style:text-properties fo:language="es" fo:country="ES" officeooo:rsid="000ef9fa" officeooo:paragraph-rsid="0012168a"/>
    </style:style>
    <style:style style:name="T1" style:family="text">
      <style:text-properties officeooo:rsid="000fe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sandr Yardas</text:p>
      <text:p text:style-name="P1">SPN 217</text:p>
      <text:p text:style-name="P1">Yvette Aparicio</text:p>
      <text:p text:style-name="P2">Oraciones para 11/17/17</text:p>
      <text:p text:style-name="P3"/>
      <text:p text:style-name="P4"><text:tab/><text:span text:style-name="T1">El narrador parece sentirse muy distante de la cultura, de su familia y de sus amigos, como sí fuera un extranjero en un país que no es el suyo. Creo que en las lineas primeras esto sentimiento sean dado: “Me acuerdo, no me acuerdo; ¿qué año era aquél?” e además en la epígrafe: “The past is a foreign country. They do things diferrently there.” Estas líneas sugiere que el narrador se haya sentido o todavía se sienta como un extranjero contra la cultura, contra su familia y contra sus amigos. Muchas de las descripciones de la cultura mexicana en el pasado contienen referencias a la cultura del EE.UU,, por ejemplo las discusiones de los carros, <text:s/>de los actores (12), <text:s/>de la comida y de los bebidas (14) estadounidenses. Describe cómo muchos de sus compañeros son extranjeros (Jim, Toru) y sólo un otro del estado de México, pero es moreno entonces es tratado como si fuera extranjero. El narrador habla su familia como sí se estén distanciados y nunca dice buenas cosas de ello. Para mi, cuando hubiera ido a un país extranjero, en mi memoria la experiencia es poco claro. Los días se mezclan y me siento como sí el viaje no hubiera ocurrido. Me opino que los sentimientos del narrador sean como es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47:35.343229000</meta:creation-date>
    <dc:date>2017-11-17T12:57:11.784292000</dc:date>
    <meta:editing-duration>PT12M27S</meta:editing-duration>
    <meta:editing-cycles>4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5" meta:word-count="223" meta:character-count="1268" meta:non-whitespace-character-count="1047"/>
  </office:meta>
</office:document-meta>
</file>